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1.524cm" svg:x="7.858cm" svg:y="11.668cm">
          <text:p text:style-name="P1"><text:span text:style-name="T1">Signal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032cm" svg:height="1.524cm" svg:x="13.954cm" svg:y="11.668cm">
          <text:p text:style-name="P1"><text:span text:style-name="T1">True RMS</text:span></text:p>
          <text:p text:style-name="P1"><text:span text:style-name="T1">RF Voltmeter</text:span></text:p>
          <text:p text:style-name="P1"><text:span text:style-name="T1">(dB scale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89cm" svg:y1="12.43cm" svg:x2="11.668cm" svg:y2="12.43cm" draw:start-shape="id1" draw:start-glue-point="1" draw:end-shape="id2" draw:end-glue-point="3" svg:d="M9890 12430h1778" svg:viewBox="0 0 1779 1">
          <text:p/>
        </draw:connector>
        <draw:connector draw:style-name="gr2" draw:text-style-name="P1" draw:layer="layout" draw:type="line" svg:x1="12.176cm" svg:y1="12.43cm" svg:x2="13.954cm" svg:y2="12.43cm" draw:start-shape="id2" draw:start-glue-point="1" draw:end-shape="id3" draw:end-glue-point="3" svg:d="M12176 12430h1778" svg:viewBox="0 0 1779 1">
          <text:p/>
        </draw:connector>
        <draw:g xml:id="id2" draw:id="id2">
          <draw:custom-shape draw:style-name="gr3" draw:text-style-name="P1" draw:layer="layout" svg:width="0.254cm" svg:height="0.889cm" svg:x="11.795cm" svg:y="11.98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1.668cm" svg:y1="11.859cm" svg:x2="11.668cm" svg:y2="13.002cm">
            <text:p/>
          </draw:line>
          <draw:line draw:style-name="gr4" draw:text-style-name="P1" draw:layer="layout" svg:x1="12.176cm" svg:y1="11.859cm" svg:x2="12.176cm" svg:y2="13.002cm">
            <text:p/>
          </draw:line>
        </draw:g>
        <draw:frame draw:style-name="gr5" draw:text-style-name="P2" draw:layer="layout" svg:width="1.387cm" svg:height="0.895cm" svg:x="11.287cm" svg:y="10.779cm">
          <draw:text-box>
            <text:p text:style-name="P1"><text:span text:style-name="T1">DUT</text:span></text:p>
            <text:p text:style-name="P1"><text:span text:style-name="T1">Cryst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Milldrum</meta:initial-creator>
    <meta:creation-date>2013-09-13T10:25:16</meta:creation-date>
    <dc:date>2014-11-23T12:08:04.259333300</dc:date>
    <dc:creator>Jason Milldrum</dc:creator>
    <meta:editing-duration>PT16M13S</meta:editing-duration>
    <meta:editing-cycles>4</meta:editing-cycles>
    <meta:generator>LibreOffice/4.2.7.2$Linux_X86_64 LibreOffice_project/420m0$Build-2</meta:generator>
    <meta:document-statistic meta:object-count="9"/>
  </office:meta>
</office:document-meta>
</file>